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Viner Hand IT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iner Hand ITC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Viner Hand IT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rtus Hariman est peut-être en ville !!!</text:p>
      <text:p text:style-name="P4"/>
      <text:p text:style-name="P4">Vous avez probablement entendu parler des meutres à Orkane. Il semblerait que ce soit l'oeuvre de loup-garous. Si c'est bien le cas alors cela veut dire que Bartus Hariman est probablement dans les parrages. Il est à la tête du Clan de la Lune, une organisation de loup-garous dont les buts peuvent diverger, mais le sient est de faire accepter les loup-garous, d'aider les malheureux atteint de ce mal à s'en sortir. Il acceptera peut-être de se joindre à nous pour redorer la réputation des sients.</text:p>
      <text:p text:style-name="P4"/>
      <text:p text:style-name="P5">Prîmes: 250 p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7S</meta:editing-duration>
    <meta:editing-cycles>13</meta:editing-cycles>
    <meta:generator>OpenOffice/4.1.5$Win32 OpenOffice.org_project/415m1$Build-9789</meta:generator>
    <dc:date>2018-11-01T15:46:26.98</dc:date>
    <dc:creator>Thibault Martin-Teyssier</dc:creator>
    <meta:document-statistic meta:table-count="0" meta:image-count="0" meta:object-count="0" meta:page-count="1" meta:paragraph-count="3" meta:word-count="96" meta:character-count="555"/>
    <meta:user-defined meta:name="Info 1"/>
    <meta:user-defined meta:name="Info 2"/>
    <meta:user-defined meta:name="Info 3"/>
    <meta:user-defined meta:name="Info 4"/>
  </office:meta>
</office:document-meta>
</file>